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9b962" style:font-size-asian="7.5pt" style:font-size-complex="7.5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7.5pt" style:text-underline-style="none" officeooo:rsid="001f0f78" officeooo:paragraph-rsid="0029b962" style:font-size-asian="7.5pt" style:font-size-complex="7.5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7.5pt" style:text-underline-style="none" officeooo:rsid="001f0f78" officeooo:paragraph-rsid="0029f61a" style:font-size-asian="7.5pt" style:font-size-complex="7.5pt"/>
    </style:style>
    <style:style style:name="P4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DejaVu Serif" fo:font-size="18pt" officeooo:rsid="001f0f78" officeooo:paragraph-rsid="0029b962" style:font-size-asian="18pt" style:font-size-complex="18pt"/>
    </style:style>
    <style:style style:name="T1" style:family="text">
      <style:text-properties officeooo:rsid="001f616d"/>
    </style:style>
    <style:style style:name="T2" style:family="text">
      <style:text-properties fo:font-style="normal" style:text-underline-style="solid" style:text-underline-width="auto" style:text-underline-color="font-color" officeooo:rsid="0029b962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officeooo:rsid="0029f61a" style:font-style-asian="normal" style:font-style-complex="normal"/>
    </style:style>
    <style:style style:name="T4" style:family="text">
      <style:text-properties fo:font-style="normal" style:text-underline-style="none" officeooo:rsid="0029b962" style:font-style-asian="normal" style:font-style-complex="normal"/>
    </style:style>
    <style:style style:name="T5" style:family="text">
      <style:text-properties fo:font-style="normal" officeooo:rsid="0029b962" style:font-style-asian="normal" style:font-style-complex="normal"/>
    </style:style>
    <style:style style:name="T6" style:family="text">
      <style:text-properties fo:font-style="normal" officeooo:rsid="0029f61a" style:font-style-asian="normal" style:font-style-complex="normal"/>
    </style:style>
    <style:style style:name="T7" style:family="text">
      <style:text-properties officeooo:rsid="0029b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Tools</text:span></text:p>
      <text:p text:style-name="P1"><text:span text:style-name="T2">This workshop was made possible with the following </text:span><text:span text:style-name="T3">free </text:span><text:span text:style-name="T2">tools:</text:span></text:p>
      <text:p text:style-name="P1"><text:span text:style-name="T2"/></text:p>
      <text:p text:style-name="P2"><text:span text:style-name="T5">Tesseract-ocr 3.02</text:span></text:p>
      <text:p text:style-name="P2"><text:span text:style-name="T5">Git</text:span></text:p>
      <text:p text:style-name="P2"><text:span text:style-name="T5">Gimp</text:span></text:p>
      <text:p text:style-name="P2"><text:span text:style-name="T5">Inkscape</text:span></text:p>
      <text:p text:style-name="P2"><text:span text:style-name="T5">Libre Office</text:span></text:p>
      <text:p text:style-name="P2"><text:span text:style-name="T5"/></text:p>
      <text:p text:style-name="P2"><text:span text:style-name="T5">We have used also <text:line-break/>an older Tesseract </text:span><text:span text:style-name="T6">version </text:span><text:span text:style-name="T5">- </text:span></text:p>
      <text:p text:style-name="P2"><text:span text:style-name="T5">svn checkout -r 659 http://tesseract-ocr.googlecode.com/svn/trunk/ tesseract</text:span></text:p>
      <text:p text:style-name="P2"><text:span text:style-name="T5"></text:span></text:p>
      <text:p text:style-name="P3"><text:span text:style-name="T6">Most of us use Ubuntu running on a Virtualbox.</text:span></text:p>
      <text:p text:style-name="P3"><text:span text:style-name="T6"/></text:p>
      <text:p text:style-name="P2"><text:span text:style-name="T5">The booklet has been designed in Libre Office and Inkscape by the participants, </text:span><text:span text:style-name="T6">using Dejavu Serif font</text:span><text:span text:style-name="T5">.</text:span></text:p>
      <text:p text:style-name="P3"><text:span text:style-name="T6">http://dejavu-fonts.org</text:span></text:p>
      <text:p text:style-name="P2"><text:span text:style-name="T5"></text:span></text:p>
      <text:p text:style-name="P1"><text:span text:style-name="T4">The pdf pages will be compiled through Podofo Impose if it works – or we will impose it by hands with Scribus!</text:span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>
          <style:column style:rel-width="2920*" fo:start-indent="0cm" fo:end-indent="0.249cm"/>
          <style:column style:rel-width="29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2:20:49</dc:date>
    <meta:editing-duration>PT15M27S</meta:editing-duration>
    <meta:editing-cycles>5</meta:editing-cycles>
    <meta:document-statistic meta:table-count="0" meta:image-count="0" meta:object-count="0" meta:page-count="1" meta:paragraph-count="15" meta:word-count="81" meta:character-count="524" meta:non-whitespace-character-count="448"/>
  </office:meta>
</office:document-meta>
</file>